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86H50M16.102051S" calcext:value-type="time">
            <text:p>1086:5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31H42M43.488S" calcext:value-type="time">
            <text:p>31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07:50:59.7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2T09:18:57.994000000</dc:date>
    <meta:editing-duration>P47DT19H57M28S</meta:editing-duration>
    <meta:editing-cycles>1266</meta:editing-cycles>
    <meta:generator>LibreOffice/7.2.6.2$Windows_X86_64 LibreOffice_project/b0ec3a565991f7569a5a7f5d24fed7f52653d754</meta:generator>
    <meta:document-statistic meta:table-count="2" meta:cell-count="1575" meta:object-count="0"/>
  </office:meta>
</office:document-meta>
</file>